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"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2.607cm" fo:min-width="5.215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dash" draw:stroke-dash="Double_20_Dash"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2.608cm" fo:min-width="4.897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bottom"/>
      <style:paragraph-properties style:writing-mode="lr-tb"/>
    </style:style>
    <style:style style:name="gr6" style:family="graphic" style:parent-style-name="standard">
      <style:graphic-properties draw:marker-start="Arrowheads_20_7" draw:marker-start-width="0.3cm" draw:textarea-vertical-align="bottom"/>
      <style:paragraph-properties style:writing-mode="lr-tb"/>
    </style:style>
    <style:style style:name="gr7" style:family="graphic" style:parent-style-name="standard">
      <style:graphic-properties draw:stroke="none" draw:fill-color="#f2cbf8" draw:textarea-horizontal-align="justify" draw:textarea-vertical-align="middle" draw:auto-grow-height="false" fo:min-height="0.874cm" fo:min-width="5.788cm"/>
      <style:paragraph-properties style:writing-mode="lr-tb"/>
    </style:style>
    <style:style style:name="gr8" style:family="graphic" style:parent-style-name="standard">
      <style:graphic-properties draw:stroke="none" draw:fill-color="#e2e2e2" draw:textarea-horizontal-align="justify" draw:textarea-vertical-align="middle" draw:auto-grow-height="false" fo:min-height="0.874cm" fo:min-width="5.78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cm" fo:margin-bottom="0cm" fo:text-align="center"/>
    </style:style>
    <style:style style:name="P5" style:family="paragraph">
      <loext:graphic-properties draw:fill="none"/>
      <style:paragraph-properties fo:margin-top="0cm" fo:margin-bottom="0cm" fo:text-align="center"/>
    </style:style>
    <style:style style:name="P6" style:family="paragraph">
      <style:paragraph-properties fo:margin-top="0cm" fo:margin-bottom="0.051cm" fo:line-height="100%" fo:text-align="center"/>
    </style:style>
    <style:style style:name="P7" style:family="paragraph">
      <loext:graphic-properties draw:fill-color="#f2cbf8"/>
      <style:paragraph-properties fo:text-align="center"/>
    </style:style>
    <style:style style:name="P8" style:family="paragraph">
      <loext:graphic-properties draw:fill-color="#e2e2e2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15cm" svg:height="2.857cm" svg:x="1.635cm" svg:y="3.222cm">
          <text:p text:style-name="P1">Selai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7cm" svg:height="2.858cm" svg:x="13.065cm" svg:y="3.222cm">
          <text:p text:style-name="P1">Palvelin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175cm" svg:y1="6.08cm" svg:x2="4.175cm" svg:y2="27.67cm">
          <text:p/>
        </draw:line>
        <draw:line draw:style-name="gr4" draw:text-style-name="P3" draw:layer="layout" svg:x1="15.605cm" svg:y1="6.08cm" svg:x2="15.605cm" svg:y2="27.352cm">
          <text:p/>
        </draw:line>
        <draw:line draw:style-name="gr5" draw:text-style-name="P5" draw:layer="layout" svg:x1="4.492cm" svg:y1="7.35cm" svg:x2="15.287cm" svg:y2="7.35cm">
          <text:p text:style-name="P4">HTTP GET /exampleapp/spa</text:p>
        </draw:line>
        <draw:line draw:style-name="gr6" draw:text-style-name="P1" draw:layer="layout" svg:x1="4.492cm" svg:y1="8.302cm" svg:x2="15.287cm" svg:y2="8.302cm">
          <text:p text:style-name="P6">200 OK /exampleapp/spa<text:span text:style-name="T1"> (html)</text:span></text:p>
        </draw:line>
        <draw:line draw:style-name="gr5" draw:text-style-name="P5" draw:layer="layout" svg:x1="4.492cm" svg:y1="16.24cm" svg:x2="15.287cm" svg:y2="16.24cm">
          <text:p text:style-name="P4">HTTP GET /exampleapp/data.json</text:p>
        </draw:line>
        <draw:line draw:style-name="gr6" draw:text-style-name="P1" draw:layer="layout" svg:x1="4.492cm" svg:y1="19.415cm" svg:x2="15.287cm" svg:y2="19.415cm">
          <text:p text:style-name="P6">200 OK /exampleapp/data.json</text:p>
        </draw:line>
        <draw:custom-shape draw:style-name="gr7" draw:text-style-name="P7" draw:layer="layout" svg:width="8.89cm" svg:height="1.588cm" svg:x="1.317cm" svg:y="20.05cm">
          <text:p text:style-name="P1">Lisää datan sivulle ja</text:p>
          <text:p text:style-name="P1">näyttää valmiin sivu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8.89cm" svg:height="1.588cm" svg:x="1.317cm" svg:y="13.7cm">
          <text:p text:style-name="P1">Selain suorittaa JS → AJA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8.89cm" svg:height="1.588cm" svg:x="9.89cm" svg:y="16.875cm">
          <text:p text:style-name="P1">Koostaa data.js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7.78cm" svg:height="1.673cm" svg:x="1.635cm" svg:y="1cm">
          <draw:text-box>
            <text:p>Surffataan osotteeseen:</text:p>
            <text:p>https://studies.cs.helsinki.fi/exampleapp/spa</text:p>
          </draw:text-box>
        </draw:frame>
        <draw:line draw:style-name="gr5" draw:text-style-name="P5" draw:layer="layout" svg:x1="4.492cm" svg:y1="9.572cm" svg:x2="15.287cm" svg:y2="9.572cm">
          <text:p text:style-name="P4">HTTP GET /exampleapp/main.css</text:p>
        </draw:line>
        <draw:line draw:style-name="gr6" draw:text-style-name="P1" draw:layer="layout" svg:x1="4.492cm" svg:y1="10.524cm" svg:x2="15.287cm" svg:y2="10.524cm">
          <text:p text:style-name="P6">200 OK /exampleapp/main.css</text:p>
        </draw:line>
        <draw:line draw:style-name="gr5" draw:text-style-name="P5" draw:layer="layout" svg:x1="4.492cm" svg:y1="12.112cm" svg:x2="15.287cm" svg:y2="12.112cm">
          <text:p text:style-name="P4">HTTP GET /exampleapp/spa.js</text:p>
        </draw:line>
        <draw:line draw:style-name="gr6" draw:text-style-name="P1" draw:layer="layout" svg:x1="4.492cm" svg:y1="13.064cm" svg:x2="15.287cm" svg:y2="13.064cm">
          <text:p text:style-name="P6">200 OK /exampleapp/spa<text:span text:style-name="T1">.js</text:span>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4T09:12:04.919858749</meta:creation-date>
    <dc:date>2021-11-04T09:57:04.929333169</dc:date>
    <meta:editing-duration>PT13M27S</meta:editing-duration>
    <meta:editing-cycles>4</meta:editing-cycles>
    <meta:generator>LibreOffice/7.1.5.2$Linux_X86_64 LibreOffice_project/10$Build-2</meta:generator>
    <meta:document-statistic meta:object-count="16"/>
  </office:meta>
</office:document-meta>
</file>